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61c6"/>
    </style:style>
    <style:style style:name="P2" style:family="paragraph" style:parent-style-name="Text_20_body">
      <style:text-properties officeooo:paragraph-rsid="001a36f3"/>
    </style:style>
    <style:style style:name="P3" style:family="paragraph" style:parent-style-name="Text_20_body">
      <style:text-properties fo:font-style="italic" officeooo:rsid="001afd19" officeooo:paragraph-rsid="001afd19" style:font-style-asian="italic" style:font-style-complex="italic"/>
    </style:style>
    <style:style style:name="P4" style:family="paragraph" style:parent-style-name="Heading_20_3">
      <style:text-properties officeooo:rsid="001961c6" officeooo:paragraph-rsid="001961c6"/>
    </style:style>
    <style:style style:name="P5" style:family="paragraph" style:parent-style-name="Heading_20_3">
      <style:text-properties officeooo:rsid="001afd19" officeooo:paragraph-rsid="001afd19"/>
    </style:style>
    <style:style style:name="P6" style:family="paragraph" style:parent-style-name="Heading_20_3">
      <style:text-properties officeooo:rsid="001afd19" officeooo:paragraph-rsid="001f558d"/>
    </style:style>
    <style:style style:name="P7" style:family="paragraph" style:parent-style-name="Heading_20_3">
      <style:text-properties officeooo:rsid="001a36f3" officeooo:paragraph-rsid="001a36f3"/>
    </style:style>
    <style:style style:name="P8" style:family="paragraph" style:parent-style-name="Heading_20_3">
      <style:text-properties officeooo:rsid="001f558d" officeooo:paragraph-rsid="001f558d"/>
    </style:style>
    <style:style style:name="P9" style:family="paragraph" style:parent-style-name="Heading_20_3">
      <style:text-properties officeooo:rsid="001fc1c3" officeooo:paragraph-rsid="001fc1c3"/>
    </style:style>
    <style:style style:name="P10" style:family="paragraph" style:parent-style-name="Heading_20_3">
      <style:text-properties officeooo:paragraph-rsid="001fc1c3"/>
    </style:style>
    <style:style style:name="P11" style:family="paragraph" style:parent-style-name="Heading_20_2">
      <style:text-properties officeooo:rsid="001961c6" officeooo:paragraph-rsid="001961c6"/>
    </style:style>
    <style:style style:name="P12" style:family="paragraph" style:parent-style-name="Heading_20_2">
      <style:text-properties officeooo:rsid="001a36f3" officeooo:paragraph-rsid="001a36f3"/>
    </style:style>
    <style:style style:name="P13" style:family="paragraph" style:parent-style-name="Heading_20_2">
      <style:text-properties officeooo:rsid="001d98f0" officeooo:paragraph-rsid="001d98f0"/>
    </style:style>
    <style:style style:name="P14" style:family="paragraph" style:parent-style-name="Heading_20_2">
      <style:text-properties officeooo:rsid="001afd19" officeooo:paragraph-rsid="001afd19"/>
    </style:style>
    <style:style style:name="P15" style:family="paragraph" style:parent-style-name="Heading_20_2">
      <style:text-properties officeooo:rsid="001fc1c3" officeooo:paragraph-rsid="001fc1c3"/>
    </style:style>
    <style:style style:name="P16" style:family="paragraph" style:parent-style-name="Heading_20_2">
      <style:text-properties officeooo:paragraph-rsid="001fc1c3"/>
    </style:style>
    <style:style style:name="P17" style:family="paragraph" style:parent-style-name="Heading_20_1">
      <style:text-properties officeooo:rsid="001961c6" officeooo:paragraph-rsid="001961c6"/>
    </style:style>
    <style:style style:name="P18" style:family="paragraph" style:parent-style-name="Heading_20_1">
      <style:text-properties officeooo:paragraph-rsid="001afd19"/>
    </style:style>
    <style:style style:name="P19" style:family="paragraph" style:parent-style-name="Heading_20_1">
      <style:text-properties officeooo:rsid="001a36f3" officeooo:paragraph-rsid="001a36f3"/>
    </style:style>
    <style:style style:name="P20" style:family="paragraph" style:parent-style-name="Heading_20_1">
      <style:text-properties officeooo:rsid="001a36f3" officeooo:paragraph-rsid="001afd19"/>
    </style:style>
    <style:style style:name="P21" style:family="paragraph" style:parent-style-name="Heading_20_1">
      <style:text-properties officeooo:rsid="001afd19" officeooo:paragraph-rsid="001afd19"/>
    </style:style>
    <style:style style:name="T1" style:family="text">
      <style:text-properties officeooo:rsid="001961c6"/>
    </style:style>
    <style:style style:name="T2" style:family="text">
      <style:text-properties officeooo:rsid="001f558d"/>
    </style:style>
    <style:style style:name="T3" style:family="text">
      <style:text-properties officeooo:rsid="001fc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</text:h>
      <text:h text:style-name="P11" text:outline-level="2">Contexte</text:h>
      <text:h text:style-name="P11" text:outline-level="2">Formulation du problème de propagation d'interface</text:h>
      <text:h text:style-name="P4" text:outline-level="3">Formulation lagrangienne traditionnelle</text:h>
      <text:h text:style-name="P5" text:outline-level="3">Problèmes liés aux interfaces régulières seulement par morceaux</text:h>
      <text:h text:style-name="P4" text:outline-level="3">Principe de Huygens avec condition d'entropie</text:h>
      <text:h text:style-name="P11" text:outline-level="2">Représentation par les frontières (BREP)</text:h>
      <text:h text:style-name="P5" text:outline-level="3">Entités topologiques</text:h>
      <text:h text:style-name="P5" text:outline-level="3">Entités géométriques</text:h>
      <text:h text:style-name="P18" text:outline-level="1">Algorithme général pour la propagation d'interfaces régulières par morceaux</text:h>
      <text:h text:style-name="P11" text:outline-level="2">Traitement des différentes entités BREP</text:h>
      <text:h text:style-name="P4" text:outline-level="3">Traitement des faces</text:h>
      <text:h text:style-name="P4" text:outline-level="3">Traitement des arêtes</text:h>
      <text:h text:style-name="P4" text:outline-level="3">Traitement des sommets</text:h>
      <text:h text:style-name="P11" text:outline-level="2">Construction de l'enveloppe des sphères partielle</text:h>
      <text:h text:style-name="P4" text:outline-level="3">Enveloppe d'une famille de sphères à un paramètre</text:h>
      <text:h text:style-name="P4" text:outline-level="3">Enveloppe d'une famille de sphères à deux paramètres</text:h>
      <text:h text:style-name="P11" text:outline-level="2">De l'enveloppe des sphères à l'enveloppe des boules : application de la condition d'entropie</text:h>
      <text:h text:style-name="P4" text:outline-level="3">Détermination des courbes de restriction </text:h>
      <text:h text:style-name="P4" text:outline-level="3">Construction de la structure du modèle BREP</text:h>
      <text:p text:style-name="P1"/>
      <text:h text:style-name="P18" text:outline-level="1"><text:soft-page-break/>Méthode d'ordre élevé pour le suivi d'un <text:span text:style-name="T1">seul </text:span>carreau de surface</text:h>
      <text:h text:style-name="P12" text:outline-level="2">Discrétisation spectrale en espace</text:h>
      <text:h text:style-name="P5" text:outline-level="3">Etat de l'art</text:h>
      <text:h text:style-name="P7" text:outline-level="3">Polynômes de Chebyshev</text:h>
      <text:h text:style-name="P5" text:outline-level="3">Représentation de surfaces</text:h>
      <text:h text:style-name="P12" text:outline-level="2">Intégration temporelle</text:h>
      <text:h text:style-name="P5" text:outline-level="3">Advection dans un champ de vecteurs vitesse donné</text:h>
      <text:h text:style-name="P5" text:outline-level="3">Approximation de l'enveloppe des sphères partielle</text:h>
      <text:h text:style-name="P13" text:outline-level="2">Amélioration de la stabilité numérique</text:h>
      <text:h text:style-name="P5" text:outline-level="3">Réduction de l'erreur d'aliasing</text:h>
      <text:h text:style-name="P5" text:outline-level="3">Prévention des singularités géométriques</text:h>
      <text:h text:style-name="P18" text:outline-level="1">Généralisation aux <text:span text:style-name="T1">interfaces</text:span> régulières par morceaux de topologie quelconque</text:h>
      <text:h text:style-name="P12" text:outline-level="2">Construction des nouvelles faces BREP</text:h>
      <text:h text:style-name="P7" text:outline-level="3">Faces issues d'arêtes convexes</text:h>
      <text:h text:style-name="P7" text:outline-level="3">Faces issues de sommets convexes</text:h>
      <text:h text:style-name="P12" text:outline-level="2">Calcul des intersections entre carreaux de surface</text:h>
      <text:h text:style-name="P7" text:outline-level="3">Etat de l'art</text:h>
      <text:h text:style-name="P7" text:outline-level="3">Mise en œuvre de l'approche retenue</text:h>
      <text:h text:style-name="P12" text:outline-level="2">Validation de la méthode de propagation d'interface</text:h>
      <text:h text:style-name="P7" text:outline-level="3">Advection dans un champ de vitesse continu</text:h>
      <text:h text:style-name="P7" text:outline-level="3">Propagation à vitesse normale uniforme</text:h>
      <text:h text:style-name="P7" text:outline-level="3">Propagation à vitesse normale non-uniforme</text:h>
      <text:h text:style-name="Heading_20_1" text:outline-level="1"><text:soft-page-break/>Déformation de maillage surfacique</text:h>
      <text:h text:style-name="P12" text:outline-level="2">Méthodes de simulation dans des géométries déformables</text:h>
      <text:h text:style-name="P7" text:outline-level="3">Etat de l'art</text:h>
      <text:h text:style-name="P7" text:outline-level="3">Objectifs et contraintes</text:h>
      <text:h text:style-name="P12" text:outline-level="2">Déformation de maillage conforme aux faces BREP</text:h>
      <text:h text:style-name="P7" text:outline-level="3">Régénération du maillage des arêtes BREP</text:h>
      <text:h text:style-name="P7" text:outline-level="3">Optimisation du maillage</text:h>
      <text:h text:style-name="P12" text:outline-level="2">Déformation de maillage conforme trans-carreaux</text:h>
      <text:h text:style-name="P7" text:outline-level="3">Construction d'une structure d'hypergraphe</text:h>
      <text:h text:style-name="P7" text:outline-level="3">Régénération du maillage des hyper-arêtes</text:h>
      <text:h text:style-name="P7" text:outline-level="3">Optimisation du maillage trans-carreaux</text:h>
      <text:h text:style-name="Heading_20_1" text:outline-level="1">Application à la simulation de la régression de propergol solide</text:h>
      <text:h text:style-name="P12" text:outline-level="2">Contexte</text:h>
      <text:h text:style-name="P7" text:outline-level="3">Principe d'un propulseur à propergol solide</text:h>
      <text:h text:style-name="P7" text:outline-level="3">Etat de l'art des méthodes de simulation </text:h>
      <text:h text:style-name="P14" text:outline-level="2">Cas d'application</text:h>
      <text:h text:style-name="P5" text:outline-level="3">Plateforme de simulation multi-physique CEDRE</text:h>
      <text:h text:style-name="P6" text:outline-level="3">Configuration du cas d'application</text:h>
      <text:h text:style-name="P8" text:outline-level="3">Méthodologie de couplage</text:h>
      <text:h text:style-name="P5" text:outline-level="3">Résultats <text:span text:style-name="T2">de la simulation</text:span></text:h>
      <text:p text:style-name="Text_20_body"/>
      <text:h text:style-name="P19" text:outline-level="1"><text:soft-page-break/>Conclusion et perspectives</text:h>
      <text:h text:style-name="P15" text:outline-level="2">Contributions</text:h>
      <text:h text:style-name="P16" text:outline-level="2"><text:span text:style-name="T3">Perspectives</text:span></text:h>
      <text:h text:style-name="P9" text:outline-level="3">Couplage bilatéral avec des solveurs EF/VF</text:h>
      <text:h text:style-name="P10" text:outline-level="3"><text:span text:style-name="T3">Génération et déformation de maillage en volume par avancée de front</text:span></text:h>
      <text:p text:style-name="P3"/>
      <text:p text:style-name="P3">Annexes :</text:p>
      <text:h text:style-name="P20" text:outline-level="1">Géométrie différentielle des surfaces</text:h>
      <text:h text:style-name="P21" text:outline-level="1">Construction de volumes englobants dans la base de Chebyshev</text:h>
      <text:h text:style-name="P21" text:outline-level="1">Reparamétrisation affine dans la base de Chebyshev</text:h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 fo:font-family="'Palatino Linotype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Palatino Linotype" fo:font-family="'Palatino Linotype'" style:font-style-name="Normal" style:font-family-generic="roman" style:font-pitch="variable" fo:font-size="12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52cm" fo:margin-right="0cm" fo:margin-top="0.247cm" fo:margin-bottom="0.212cm" loext:contextual-spacing="false" fo:text-indent="0cm" style:auto-text-indent="false"/>
      <style:text-properties fo:font-size="12pt" fo:font-weight="normal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9-03-29T10:23:30.336962439</meta:creation-date>
    <dc:date>2019-03-29T11:27:35.126442495</dc:date>
    <dc:creator>Bastien Andrieu</dc:creator>
    <meta:editing-duration>PT15M20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4" meta:paragraph-count="71" meta:word-count="428" meta:character-count="2934" meta:non-whitespace-character-count="2645"/>
  </office:meta>
</office:document-meta>
</file>